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f4aa" officeooo:paragraph-rsid="001ff4aa"/>
    </style:style>
    <style:style style:name="P2" style:family="paragraph" style:parent-style-name="Standard">
      <style:text-properties officeooo:rsid="0020b7a8" officeooo:paragraph-rsid="0020b7a8"/>
    </style:style>
    <style:style style:name="P3" style:family="paragraph" style:parent-style-name="Standard">
      <style:text-properties officeooo:paragraph-rsid="0020b7a8"/>
    </style:style>
    <style:style style:name="P4" style:family="paragraph" style:parent-style-name="Standard">
      <style:text-properties officeooo:rsid="00212620" officeooo:paragraph-rsid="00212620"/>
    </style:style>
    <style:style style:name="P5" style:family="paragraph" style:parent-style-name="Standard">
      <style:text-properties officeooo:paragraph-rsid="00212620"/>
    </style:style>
    <style:style style:name="P6" style:family="paragraph" style:parent-style-name="Standard">
      <style:text-properties officeooo:rsid="0022346e" officeooo:paragraph-rsid="0022346e"/>
    </style:style>
    <style:style style:name="P7" style:family="paragraph" style:parent-style-name="Standard">
      <style:text-properties officeooo:rsid="002387ff" officeooo:paragraph-rsid="002387ff"/>
    </style:style>
    <style:style style:name="P8" style:family="paragraph" style:parent-style-name="Standard">
      <style:text-properties officeooo:rsid="0024fbba" officeooo:paragraph-rsid="0024fbba"/>
    </style:style>
    <style:style style:name="T1" style:family="text">
      <style:text-properties officeooo:rsid="0020b7a8"/>
    </style:style>
    <style:style style:name="T2" style:family="text">
      <style:text-properties fo:font-variant="normal" fo:text-transform="none" fo:color="#000000" style:font-name="Verdana" fo:font-size="9.30000019073486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.30000019073486pt" fo:letter-spacing="normal" fo:font-style="normal" fo:font-weight="normal" officeooo:rsid="0020b7a8"/>
    </style:style>
    <style:style style:name="T4" style:family="text">
      <style:text-properties fo:font-variant="normal" fo:text-transform="none" fo:color="#000000" style:font-name="Verdana" fo:font-size="9.30000019073486pt" fo:letter-spacing="normal" fo:font-style="normal" fo:font-weight="normal" officeooo:rsid="00212620"/>
    </style:style>
    <style:style style:name="T5" style:family="text">
      <style:text-properties fo:font-variant="normal" fo:text-transform="none" fo:color="#000000" style:font-name="Verdana" fo:font-size="9.30000019073486pt" fo:letter-spacing="normal" fo:font-style="normal" fo:font-weight="normal" officeooo:rsid="0022346e"/>
    </style:style>
    <style:style style:name="T6" style:family="text">
      <style:text-properties fo:font-variant="normal" fo:text-transform="none" fo:color="#000000" style:font-name="Verdana" fo:font-size="9.30000019073486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000000" style:font-name="Verdana" fo:font-size="9.30000019073486pt" fo:letter-spacing="normal" fo:font-style="italic" fo:font-weight="normal" officeooo:rsid="00212620" style:font-style-asian="italic" style:font-style-complex="italic"/>
    </style:style>
    <style:style style:name="T8" style:family="text">
      <style:text-properties officeooo:rsid="0022346e"/>
    </style:style>
    <style:style style:name="T9" style:family="text">
      <style:text-properties officeooo:rsid="002387ff"/>
    </style:style>
    <style:style style:name="T10" style:family="text">
      <style:text-properties officeooo:rsid="0024fb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Abdul Munim Khan</text:p>
      <text:p text:style-name="P2">ID: K15-2897</text:p>
      <text:p text:style-name="P1"/>
      <text:p text:style-name="P2">WriteUp: </text:p>
      <text:p text:style-name="P1">We have studied <text:span text:style-name="T1">JavaScript this week.</text:span></text:p>
      <text:p text:style-name="P2"/>
      <text:p text:style-name="P2">1. JS Where To:</text:p>
      <text:p text:style-name="P2"><text:tab/>first it was in head and in body, and better to use in head.</text:p>
      <text:p text:style-name="P2"><text:tab/>Just like css, it could be define as inline, internal and external.</text:p>
      <text:p text:style-name="P2"/>
      <text:p text:style-name="P2">2. JS Output:</text:p>
      <text:p text:style-name="P3"><text:span text:style-name="T1"><text:tab/></text:span><text:span text:style-name="T3">The innerHTML property defines the HTML content</text:span></text:p>
      <text:p text:style-name="P3"><text:span text:style-name="T3"><text:tab/>For testing purpose it is better to convenient to use document.write()</text:span></text:p>
      <text:p text:style-name="P3"><text:span text:style-name="T3"><text:tab/>For debugging purposes console.log() method to display data</text:span></text:p>
      <text:p text:style-name="P3"><text:span text:style-name="T3"><text:tab/>Alert is used to prompt in new window, this alarming</text:span></text:p>
      <text:p text:style-name="P3"><text:span text:style-name="T3"><text:tab/></text:span></text:p>
      <text:p text:style-name="P2"><text:span text:style-name="T2">3. JS Statement:</text:span></text:p>
      <text:p text:style-name="P3"><text:span text:style-name="T3"><text:tab/>javascript statements </text:span><text:span text:style-name="T4">includes</text:span><text:span text:style-name="T3"> Values, Operators, Expressions, Keywords, and Comments.</text:span></text:p>
      <text:p text:style-name="P3"><text:span text:style-name="T3"><text:tab/></text:span><text:span text:style-name="T4">Semi colons are betters to use.</text:span></text:p>
      <text:p text:style-name="P3"><text:span text:style-name="T4"><text:tab/>WhiteSpaces are betters to use, it won’t impact on statements.</text:span></text:p>
      <text:p text:style-name="P3"><text:span text:style-name="T4"/></text:p>
      <text:p text:style-name="P4"><text:span text:style-name="T2">4. JS Comments:</text:span></text:p>
      <text:p text:style-name="P4"><text:span text:style-name="T2"><text:tab/>// is simply used to comment single line</text:span></text:p>
      <text:p text:style-name="P4"><text:span text:style-name="T2"><text:tab/>/ </text:span><text:span text:style-name="T6">* can comment data till next <text:s/>* / found.</text:span></text:p>
      <text:p text:style-name="P4"><text:span text:style-name="T6"/></text:p>
      <text:p text:style-name="P4"><text:span text:style-name="T6">5. JS Variable:</text:span></text:p>
      <text:p text:style-name="P4"><text:span text:style-name="T6"><text:tab/>unlike int or varchar, JavaScript use var which is defined on run time.</text:span></text:p>
      <text:p text:style-name="P4"><text:span text:style-name="T6"><text:tab/>undefine is the datatype in JS.</text:span></text:p>
      <text:p text:style-name="P4"><text:span text:style-name="T6"><text:tab/>Undefine is not null.</text:span></text:p>
      <text:p text:style-name="P4"><text:span text:style-name="T6"><text:tab/>Object which is defined as null is not null, it is object.</text:span></text:p>
      <text:p text:style-name="P4"><text:span text:style-name="T6"/></text:p>
      <text:p text:style-name="P4"><text:span text:style-name="T6">6. JS Operators:</text:span></text:p>
      <text:p text:style-name="P4"><text:span text:style-name="T6"><text:tab/>JS has operators just like Java.</text:span></text:p>
      <text:p text:style-name="P4"><text:span text:style-name="T6"><text:tab/>+, -, *, **, /, %, ++, –</text:span></text:p>
      <text:p text:style-name="P4"><text:span text:style-name="T6"><text:tab/></text:span></text:p>
      <text:p text:style-name="P4"><text:span text:style-name="T6"><text:tab/>% is use for modulus (Division Remainder)</text:span></text:p>
      <text:p text:style-name="P5"><text:span text:style-name="T7"><text:tab/>** is use for e</text:span><text:span text:style-name="T6">xponentiation</text:span><text:span text:style-name="T7">.</text:span></text:p>
      <text:p text:style-name="P5"><text:span text:style-name="T7"/></text:p>
      <text:p text:style-name="P1"/>
      <text:p text:style-name="P4">7. <text:span text:style-name="T8">JS Arithmetic:</text:span></text:p>
      <text:p text:style-name="P4"><text:span text:style-name="T8"><text:tab/>1. &lt;&lt;, &gt;&gt; , &gt;&gt;&gt;(unsigned) has used to shift left, right.</text:span></text:p>
      <text:p text:style-name="P4"><text:span text:style-name="T8"><text:tab/>2. == is not equals to ===, === check variable data type.</text:span></text:p>
      <text:p text:style-name="P5"><text:span text:style-name="T8"><text:tab/>3. </text:span><text:span text:style-name="T2">&gt;&gt;&gt;= </text:span><text:span text:style-name="T5">is used for shift and signed.</text:span></text:p>
      <text:p text:style-name="P6"/>
      <text:p text:style-name="P6">8. JS Datatype:</text:p>
      <text:p text:style-name="P6"><text:tab/>Data-types: string, number, boolean and undefined, function &amp; object</text:p>
      <text:p text:style-name="P6"><text:tab/>Null is object</text:p>
      <text:p text:style-name="P6"><text:tab/>Typeof is used to check type of variable</text:p>
      <text:p text:style-name="P6"/>
      <text:p text:style-name="P6">9. JS Functions:</text:p>
      <text:p text:style-name="P6"><text:tab/>Functions of JS has defined within script.</text:p>
      <text:p text:style-name="P6"><text:tab/>Function can be executed directly or can be executed from onclick etc.</text:p>
      <text:p text:style-name="P6"/>
      <text:p text:style-name="P6">10. JS Object:</text:p>
      <text:p text:style-name="P6"><text:tab/>It has shaped with JSON.</text:p>
      <text:p text:style-name="P6"><text:tab/>Do not declare Strings, Number and Boolean as Object, it slows speed.</text:p>
      <text:p text:style-name="P6"/>
      <text:p text:style-name="P6"><text:soft-page-break/></text:p>
      <text:p text:style-name="P6">11. <text:span text:style-name="T9">JS Events:</text:span></text:p>
      <text:p text:style-name="P6"><text:tab/><text:span text:style-name="T9">JS has different events, like onclick, onchange and onload etc.</text:span></text:p>
      <text:p text:style-name="P6"><text:tab/><text:span text:style-name="T9">Many HTML events are included in JavaScript.</text:span></text:p>
      <text:p text:style-name="P6"/>
      <text:p text:style-name="P7">12. JS Strings:</text:p>
      <text:p text:style-name="P7"><text:tab/>could be defined with ‘single quote’ or with “double quote”.</text:p>
      <text:p text:style-name="P7"><text:tab/>‘, “, \ can not be used directly, so extra \ is used called escape character.</text:p>
      <text:p text:style-name="P7"><text:tab/>Just like java, String has many similar method like java. For example (indexOf, length and search)</text:p>
      <text:p text:style-name="P7"/>
      <text:p text:style-name="P7">13. JS Default Methods.</text:p>
      <text:p text:style-name="P7"><text:tab/>To convert number in to String we can used toString().</text:p>
      <text:p text:style-name="P7"><text:tab/>To make number round, we use toFixed(), if we pass parameter, it make number accordingly.</text:p>
      <text:p text:style-name="P7"/>
      <text:p text:style-name="P7">14. JS Array:</text:p>
      <text:p text:style-name="P7"><text:tab/>Two way to define…</text:p>
      <text:p text:style-name="P7"><text:tab/>first is new Array(“value 1”, “value 2”) and second is like JSON var car[“value1”, “value2”]</text:p>
      <text:p text:style-name="P7"><text:tab/>can have different datatypes in one array.</text:p>
      <text:p text:style-name="P7"><text:tab/>Have different supporting methods.</text:p>
      <text:p text:style-name="P7"><text:tab/>Looping is simple (foreach and for are easy)</text:p>
      <text:p text:style-name="P7"><text:tab/>Array are numbered instead of this objects are named.</text:p>
      <text:p text:style-name="P7"><text:tab/>Better to avoid new Array.</text:p>
      <text:p text:style-name="P7"><text:tab/>Popping and Pushing has used for queueing method, while shifting and unused to alter array from front.</text:p>
      <text:p text:style-name="P7"><text:tab/><text:span text:style-name="T10">Use .sort and .reverse to sort array accordingly, while min and max function of JS can be used to find values.</text:span></text:p>
      <text:p text:style-name="P7"/>
      <text:p text:style-name="P8">15. JS Math, random</text:p>
      <text:p text:style-name="P8"><text:tab/>Just like Java math library is also included in JavaScript, having functions .pow and .sqrt etc.</text:p>
      <text:p text:style-name="P8"><text:tab/>Math.random provide random value, can pass parameter for different features.</text:p>
      <text:p text:style-name="P8"/>
      <text:p text:style-name="P8">16. JS Loops:</text:p>
      <text:p text:style-name="P8"><text:tab/>foreach, for and while all have same like </text:p>
      <text:p text:style-name="P7"/>
      <text:p text:style-name="P6"><text:tab/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3:03:08.104526000</meta:creation-date>
    <dc:date>2019-03-11T00:04:40.627757000</dc:date>
    <meta:editing-duration>PT4M59S</meta:editing-duration>
    <meta:editing-cycles>1</meta:editing-cycles>
    <meta:document-statistic meta:table-count="0" meta:image-count="0" meta:object-count="0" meta:page-count="2" meta:paragraph-count="71" meta:word-count="524" meta:character-count="3000" meta:non-whitespace-character-count="2489"/>
    <meta:generator>LibreOffice/5.4.3.2$MacOSX_X86_64 LibreOffice_project/92a7159f7e4af62137622921e809f8546db437e5</meta:generator>
  </office:meta>
</office:document-meta>
</file>